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9CABD8A24D1790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JhengHei UI1" svg:font-family="'Microsoft JhengHei UI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JhengHei UI" svg:font-family="'Microsoft JhengHei UI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icrosoft JhengHei UI2" svg:font-family="'Microsoft JhengHei UI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04cm, 7.394cm, 1.398cm, 6.97cm)" draw:image-opacity="100%" style:mirror="none"/>
    </style:style>
    <style:style style:name="gr2" style:family="graphic" style:parent-style-name="standard">
      <style:graphic-properties draw:stroke="none" svg:stroke-width="0cm" draw:fill="solid" draw:fill-color="#31859c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solid" draw:fill-color="#00b0f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solid" draw:fill-color="#00b0f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solid" draw:fill-color="#00b0f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Slide_20_de_20_título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31859c"/>
      <style:paragraph-properties fo:text-align="start" style:font-independent-line-spacing="true"/>
      <style:text-properties fo:font-size="25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5pt" fo:hyphenate="false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25pt"/>
    </style:style>
    <style:style style:name="P7" style:family="paragraph">
      <loext:graphic-properties draw:fill="solid" draw:fill-color="#d9d9d9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icrosoft JhengHei UI" fo:font-size="32pt" fo:letter-spacing="normal" fo:font-style="normal" style:text-underline-style="none" fo:font-weight="bold" style:font-name-asian="Microsoft JhengHei UI2" style:font-size-asian="32pt" style:font-style-asian="normal" style:font-weight-asian="bold" style:font-name-complex="Segoe UI Semibold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icrosoft JhengHei UI" fo:font-size="100pt" fo:letter-spacing="normal" fo:font-style="normal" style:text-underline-style="none" fo:font-weight="bold" style:font-name-asian="Microsoft JhengHei UI2" style:font-size-asian="100pt" style:font-style-asian="normal" style:font-weight-asian="bold" style:font-name-complex="Segoe UI Semibold" style:font-size-complex="10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egoe UI Semibold" fo:font-size="32pt" fo:letter-spacing="normal" fo:font-style="normal" style:text-underline-style="none" fo:font-weight="normal" style:font-name-asian="Microsoft JhengHei UI2" style:font-size-asian="32pt" style:font-style-asian="normal" style:font-weight-asian="normal" style:font-name-complex="Segoe UI Semibold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icrosoft JhengHei UI" fo:font-size="36pt" fo:letter-spacing="normal" fo:font-style="normal" style:text-underline-style="none" fo:font-weight="bold" style:font-name-asian="Microsoft JhengHei UI2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Microsoft JhengHei UI" fo:font-size="32pt" fo:letter-spacing="normal" fo:font-style="normal" style:text-underline-style="none" fo:font-weight="bold" style:font-name-asian="Microsoft JhengHei UI2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Microsoft JhengHei UI" fo:font-size="32pt" fo:letter-spacing="normal" fo:font-style="normal" style:text-underline-style="none" fo:font-weight="normal" style:font-name-asian="Microsoft JhengHei UI2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Picture 2" draw:style-name="gr1" draw:text-style-name="P1" draw:layer="layout" svg:width="26.735cm" svg:height="19.049cm" svg:x="-0.066cm" svg:y="7.531cm">
          <draw:image xlink:href="Pictures/1000000000000556000003009CABD8A24D17904C.png" xlink:type="simple" xlink:show="embed" xlink:actuate="onLoad">
            <text:p/>
          </draw:image>
        </draw:frame>
        <draw:custom-shape draw:name="CaixaDeTexto 3" draw:style-name="gr2" draw:text-style-name="P3" draw:layer="layout" svg:width="26.669cm" svg:height="7.192cm" svg:x="0cm" svg:y="-0.022cm">
          <text:p text:style-name="P2"><text:span text:style-name="T1"/></text:p>
          <text:p text:style-name="P2"><text:span text:style-name="T2">Bacaba </text:span><text:span text:style-name="T3">Interativo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3" draw:text-style-name="P5" draw:layer="layout" svg:width="9.134cm" svg:height="3.299cm" svg:x="0cm" svg:y="23.247cm">
          <office:event-listeners>
            <presentation:event-listener script:event-name="dom:click" presentation:action="show" xlink:href="https://eduardobio2009.users.earthengine.app/view/bacaba-park-app-alpha" xlink:type="simple" xlink:show="embed" xlink:actuate="onRequest"/>
          </office:event-listeners>
          <text:p text:style-name="P4"><text:span text:style-name="T4">Índices de</text:span></text:p>
          <text:p text:style-name="P4"><text:span text:style-name="T4">Vege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" draw:style-name="gr4" draw:text-style-name="P5" draw:layer="layout" svg:width="8.8cm" svg:height="3.299cm" svg:x="9.135cm" svg:y="23.247cm">
          <office:event-listeners>
            <presentation:event-listener script:event-name="dom:click" presentation:action="show" xlink:href="https://eduardoqm.github.io/" xlink:type="simple" xlink:show="embed" xlink:actuate="onRequest"/>
          </office:event-listeners>
          <text:p text:style-name="P4"><text:span text:style-name="T4">Relevo</text:span></text:p>
          <text:p text:style-name="P4"><text:span text:style-name="T4">3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" draw:style-name="gr5" draw:text-style-name="P5" draw:layer="layout" svg:width="8.8cm" svg:height="3.299cm" svg:x="17.869cm" svg:y="23.247cm">
          <office:event-listeners>
            <presentation:event-listener script:event-name="dom:click" presentation:action="show" xlink:href="https://eduardoqm.github.io/hyperionplots.github.io/" xlink:type="simple" xlink:show="embed" xlink:actuate="onRequest"/>
          </office:event-listeners>
          <text:p text:style-name="P4"><text:span text:style-name="T4">Mapas para</text:span></text:p>
          <text:p text:style-name="P4"><text:span text:style-name="T4">Down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6" draw:text-style-name="P6" draw:layer="layout" svg:width="0.199cm" svg:height="19.201cm" svg:x="17.936cm" svg:y="7.37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6" draw:text-style-name="P6" draw:layer="layout" svg:width="0.199cm" svg:height="19.201cm" svg:x="9.135cm" svg:y="7.37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7" draw:text-style-name="P7" draw:layer="layout" svg:width="8.8cm" svg:height="5.667cm" svg:x="0.334cm" svg:y="29.581cm">
          <text:p text:style-name="P4"><text:span text:style-name="T5"/></text:p>
          <text:p text:style-name="P4"><text:span text:style-name="T5">Anuncie aqui</text:span><text:span text:style-name="T6">!</text:span></text:p>
          <text:p text:style-name="P4"><text:span text:style-name="T6"/></text:p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7" draw:text-style-name="P7" draw:layer="layout" svg:width="8.8cm" svg:height="5.667cm" svg:x="9.135cm" svg:y="29.654cm">
          <text:p text:style-name="P4"><text:span text:style-name="T5"/></text:p>
          <text:p text:style-name="P4"><text:span text:style-name="T5">Anuncie aqui</text:span><text:span text:style-name="T6">!</text:span></text:p>
          <text:p text:style-name="P4"><text:span text:style-name="T6"/></text:p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" draw:style-name="gr7" draw:text-style-name="P7" draw:layer="layout" svg:width="8.8cm" svg:height="5.667cm" svg:x="17.936cm" svg:y="29.654cm">
          <text:p text:style-name="P4"><text:span text:style-name="T5"/></text:p>
          <text:p text:style-name="P4"><text:span text:style-name="T5">Anuncie aqui</text:span><text:span text:style-name="T6">!</text:span></text:p>
          <text:p text:style-name="P4"><text:span text:style-name="T6"/></text:p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JhengHei UI1" svg:font-family="'Microsoft JhengHei UI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JhengHei UI" svg:font-family="'Microsoft JhengHei UI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icrosoft JhengHei UI2" svg:font-family="'Microsoft JhengHei UI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45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5pt" style:language-asian="pt" style:country-asian="BR" style:font-style-asian="normal" style:font-weight-asian="normal" style:font-name-complex="Lucida Sans" style:font-family-complex="'Lucida Sans'" style:font-family-generic-complex="system" style:font-pitch-complex="variable" style:font-size-complex="45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5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language-asian="pt" style:country-asian="BR" style:font-style-asian="normal" style:font-weight-asian="normal" style:font-name-complex="Lucida Sans" style:font-family-complex="'Lucida Sans'" style:font-family-generic-complex="system" style:font-pitch-complex="variable" style:font-size-complex="25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7cm" fo:page-height="35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5.938cm" fo:padding-top="0.178cm" fo:padding-bottom="0.178cm" fo:padding-left="0.356cm" fo:padding-right="0.356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20.624cm" fo:padding-top="0.178cm" fo:padding-bottom="0.178cm" fo:padding-left="0.356cm" fo:padding-right="0.356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62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7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62pt" fo:letter-spacing="normal" fo:font-style="normal" style:text-underline-style="none" fo:font-weight="normal" style:font-size-asian="62pt" style:font-style-asian="normal" style:font-weight-asian="normal" style:font-size-complex="62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2.669cm" svg:height="7.621cm" svg:x="2cm" svg:y="11.047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6.222cm" svg:height="1.892cm" svg:x="1.334cm" svg:y="32.959cm" presentation:class="date-time" presentation:user-transformed="true">
        <draw:text-box>
          <text:p text:style-name="MP7"><text:span text:style-name="MT2"><text:date style:data-style-name="D1" text:date-value="2020-03-03">03/03/20</text:date></text:span></text:p>
        </draw:text-box>
      </draw:frame>
      <draw:frame draw:name="Espaço Reservado para Rodapé 4" presentation:style-name="Mpr2" draw:text-style-name="MP8" draw:layer="backgroundobjects" svg:width="8.445cm" svg:height="1.892cm" svg:x="9.112cm" svg:y="32.959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6.222cm" svg:height="1.892cm" svg:x="19.114cm" svg:y="32.959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Eduardo Queiroz Marques</meta:initial-creator>
    <meta:editing-cycles>7</meta:editing-cycles>
    <meta:creation-date>2020-03-03T19:33:09</meta:creation-date>
    <dc:date>2020-03-03T18:34:36.893000000</dc:date>
    <meta:editing-duration>PT47M43S</meta:editing-duration>
    <meta:generator>LibreOffice/5.2.6.2$Windows_X86_64 LibreOffice_project/a3100ed2409ebf1c212f5048fbe377c281438fdc</meta:generator>
    <meta:document-statistic meta:object-count="3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pel A3 (297x420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